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mes" style:family="table">
      <style:table-properties style:width="1.7604in" table:align="left"/>
    </style:style>
    <style:style style:name="Times.A" style:family="table-column">
      <style:table-column-properties style:column-width="0.6354in"/>
    </style:style>
    <style:style style:name="Times.B" style:family="table-column">
      <style:table-column-properties style:column-width="1.125in"/>
    </style:style>
    <style:style style:name="Tim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imes.B1" style:family="table-cell">
      <style:table-cell-properties fo:padding="0.0382in" fo:border="0.05pt solid #000000"/>
    </style:style>
    <style:style style:name="Times.A2" style:family="table-cell">
      <style:table-cell-properties fo:padding="0.0382in" fo:border-left="0.05pt solid #000000" fo:border-right="none" fo:border-top="none" fo:border-bottom="0.05pt solid #000000"/>
    </style:style>
    <style:style style:name="Tim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7930"/>
    </style:style>
    <style:style style:name="P2" style:family="paragraph" style:parent-style-name="Table_20_Contents">
      <style:text-properties officeooo:paragraph-rsid="00117930"/>
    </style:style>
    <style:style style:name="P3" style:family="paragraph" style:parent-style-name="Table_20_Contents">
      <style:text-properties officeooo:paragraph-rsid="00119529"/>
    </style:style>
    <style:style style:name="T1" style:family="text">
      <style:text-properties officeooo:rsid="00117930"/>
    </style:style>
    <style:style style:name="T2" style:family="text">
      <style:text-properties officeooo:rsid="00119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mes" table:style-name="Times">
        <table:table-column table:style-name="Times.A"/>
        <table:table-column table:style-name="Times.B"/>
        <table:table-row>
          <table:table-cell table:style-name="Times.A1" office:value-type="string">
            <text:p text:style-name="P2"><text:span text:style-name="T1">1</text:span></text:p>
          </table:table-cell>
          <table:table-cell table:style-name="Times.B1" office:value-type="string">
            <text:p text:style-name="P3"><text:span text:style-name="T2">10.87</text:span></text:p>
          </table:table-cell>
        </table:table-row>
        <table:table-row>
          <table:table-cell table:style-name="Times.A2" office:value-type="string">
            <text:p text:style-name="P2"><text:span text:style-name="T1">2</text:span></text:p>
          </table:table-cell>
          <table:table-cell table:style-name="Times.B2" office:value-type="string">
            <text:p text:style-name="P3"><text:span text:style-name="T2">5.395</text:span></text:p>
          </table:table-cell>
        </table:table-row>
        <table:table-row>
          <table:table-cell table:style-name="Times.A2" office:value-type="string">
            <text:p text:style-name="P2"><text:span text:style-name="T1">4</text:span></text:p>
          </table:table-cell>
          <table:table-cell table:style-name="Times.B2" office:value-type="string">
            <text:p text:style-name="P3"><text:span text:style-name="T2">2.879</text:span></text:p>
          </table:table-cell>
        </table:table-row>
        <table:table-row>
          <table:table-cell table:style-name="Times.A2" office:value-type="string">
            <text:p text:style-name="P2"><text:span text:style-name="T1">8</text:span></text:p>
          </table:table-cell>
          <table:table-cell table:style-name="Times.B2" office:value-type="string">
            <text:p text:style-name="P3"><text:span text:style-name="T2">1.386</text:span></text:p>
          </table:table-cell>
        </table:table-row>
        <table:table-row>
          <table:table-cell table:style-name="Times.A2" office:value-type="string">
            <text:p text:style-name="P2"><text:span text:style-name="T1">16</text:span></text:p>
          </table:table-cell>
          <table:table-cell table:style-name="Times.B2" office:value-type="string">
            <text:p text:style-name="Table_20_Contents"><text:span text:style-name="T1">.</text:span><text:span text:style-name="T2">723</text:span></text:p>
          </table:table-cell>
        </table:table-row>
        <table:table-row>
          <table:table-cell table:style-name="Times.A2" office:value-type="string">
            <text:p text:style-name="P2"><text:span text:style-name="T1">32</text:span></text:p>
          </table:table-cell>
          <table:table-cell table:style-name="Times.B2" office:value-type="string">
            <text:p text:style-name="Table_20_Contents"><text:span text:style-name="T1">.</text:span><text:span text:style-name="T2">371</text:span></text:p>
          </table:table-cell>
        </table:table-row>
        <table:table-row>
          <table:table-cell table:style-name="Times.A2" office:value-type="string">
            <text:p text:style-name="P2"><text:span text:style-name="T1">64</text:span></text:p>
          </table:table-cell>
          <table:table-cell table:style-name="Times.B2" office:value-type="string">
            <text:p text:style-name="Table_20_Contents"><text:span text:style-name="T1">.</text:span><text:span text:style-name="T2">207</text:span></text:p>
          </table:table-cell>
        </table:table-row>
        <table:table-row>
          <table:table-cell table:style-name="Times.A2" office:value-type="string">
            <text:p text:style-name="P2"><text:span text:style-name="T1">128</text:span></text:p>
          </table:table-cell>
          <table:table-cell table:style-name="Times.B2" office:value-type="string">
            <text:p text:style-name="Table_20_Contents"><text:span text:style-name="T1">.</text:span><text:span text:style-name="T2">109</text:span></text:p>
          </table:table-cell>
        </table:table-row>
        <table:table-row>
          <table:table-cell table:style-name="Times.A2" office:value-type="string">
            <text:p text:style-name="P2"><text:span text:style-name="T1">256</text:span></text:p>
          </table:table-cell>
          <table:table-cell table:style-name="Times.B2" office:value-type="string">
            <text:p text:style-name="Table_20_Contents"><text:span text:style-name="T1">.</text:span><text:span text:style-name="T2">065</text:span></text:p>
          </table:table-cell>
        </table:table-row>
        <table:table-row>
          <table:table-cell table:style-name="Times.A2" office:value-type="string">
            <text:p text:style-name="P2"><text:span text:style-name="T1">512</text:span></text:p>
          </table:table-cell>
          <table:table-cell table:style-name="Times.B2" office:value-type="string">
            <text:p text:style-name="Table_20_Contents"><text:span text:style-name="T1">.</text:span><text:span text:style-name="T2">053</text:span></text:p>
          </table:table-cell>
        </table:table-row>
        <table:table-row>
          <table:table-cell table:style-name="Times.A2" office:value-type="string">
            <text:p text:style-name="P2"><text:span text:style-name="T1">1024</text:span></text:p>
          </table:table-cell>
          <table:table-cell table:style-name="Times.B2" office:value-type="string">
            <text:p text:style-name="Table_20_Contents"><text:span text:style-name="T1">.</text:span><text:span text:style-name="T2">035</text:span></text:p>
          </table:table-cell>
        </table:table-row>
        <table:table-row>
          <table:table-cell table:style-name="Times.A2" office:value-type="string">
            <text:p text:style-name="P2"><text:span text:style-name="T1">2K</text:span></text:p>
          </table:table-cell>
          <table:table-cell table:style-name="Times.B2" office:value-type="string">
            <text:p text:style-name="Table_20_Contents"><text:span text:style-name="T1">.</text:span><text:span text:style-name="T2">03</text:span></text:p>
          </table:table-cell>
        </table:table-row>
        <table:table-row>
          <table:table-cell table:style-name="Times.A2" office:value-type="string">
            <text:p text:style-name="P2"><text:span text:style-name="T1">4K</text:span></text:p>
          </table:table-cell>
          <table:table-cell table:style-name="Times.B2" office:value-type="string">
            <text:p text:style-name="Table_20_Contents">.<text:span text:style-name="T1">0</text:span><text:span text:style-name="T2">24</text:span></text:p>
          </table:table-cell>
        </table:table-row>
        <table:table-row>
          <table:table-cell table:style-name="Times.A2" office:value-type="string">
            <text:p text:style-name="P2"><text:span text:style-name="T1">8K</text:span></text:p>
          </table:table-cell>
          <table:table-cell table:style-name="Times.B2" office:value-type="string">
            <text:p text:style-name="Table_20_Contents">.<text:span text:style-name="T2">022</text:span></text:p>
          </table:table-cell>
        </table:table-row>
        <table:table-row>
          <table:table-cell table:style-name="Times.A2" office:value-type="string">
            <text:p text:style-name="P2"><text:span text:style-name="T1">16K</text:span></text:p>
          </table:table-cell>
          <table:table-cell table:style-name="Times.B2" office:value-type="string">
            <text:p text:style-name="Table_20_Contents">.<text:span text:style-name="T2">022</text:span></text:p>
          </table:table-cell>
        </table:table-row>
        <table:table-row>
          <table:table-cell table:style-name="Times.A2" office:value-type="string">
            <text:p text:style-name="P2"><text:span text:style-name="T1">32K</text:span></text:p>
          </table:table-cell>
          <table:table-cell table:style-name="Times.B2" office:value-type="string">
            <text:p text:style-name="Table_20_Contents">.<text:span text:style-name="T2">021</text:span></text:p>
          </table:table-cell>
        </table:table-row>
        <table:table-row>
          <table:table-cell table:style-name="Times.A2" office:value-type="string">
            <text:p text:style-name="P2"><text:span text:style-name="T1">64K</text:span></text:p>
          </table:table-cell>
          <table:table-cell table:style-name="Times.B2" office:value-type="string">
            <text:p text:style-name="Table_20_Contents">.<text:span text:style-name="T2">019</text:span></text:p>
          </table:table-cell>
        </table:table-row>
        <table:table-row>
          <table:table-cell table:style-name="Times.A2" office:value-type="string">
            <text:p text:style-name="P2"><text:span text:style-name="T1">128K</text:span></text:p>
          </table:table-cell>
          <table:table-cell table:style-name="Times.B2" office:value-type="string">
            <text:p text:style-name="Table_20_Contents">.<text:span text:style-name="T2">025</text:span></text:p>
          </table:table-cell>
        </table:table-row>
        <table:table-row>
          <table:table-cell table:style-name="Times.A2" office:value-type="string">
            <text:p text:style-name="P2"><text:span text:style-name="T1">256K</text:span></text:p>
          </table:table-cell>
          <table:table-cell table:style-name="Times.B2" office:value-type="string">
            <text:p text:style-name="Table_20_Contents">.<text:span text:style-name="T2">020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2:58:14</meta:creation-date>
    <dc:date>2013-09-24T23:26:43</dc:date>
    <meta:editing-duration>PT13M19S</meta:editing-duration>
    <meta:editing-cycles>1</meta:editing-cycles>
    <meta:document-statistic meta:table-count="1" meta:image-count="0" meta:object-count="0" meta:page-count="1" meta:paragraph-count="38" meta:word-count="38" meta:character-count="125" meta:non-whitespace-character-count="125"/>
    <meta:generator>LibreOffice/3.6$Linux_X86_64 LibreOffice_project/360m1$Build-2</meta:generator>
  </office:meta>
</office:document-meta>
</file>